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i>n</mi>
      </msub>
      <mrow>
        <mo stretchy="false">(</mo>
        <mrow>
          <mi>x</mi>
        </mrow>
        <mo stretchy="false">)</mo>
      </mrow>
      <mrow>
        <mi/>
        <mo stretchy="false">=</mo>
        <mi/>
      </mrow>
      <msup>
        <mrow>
          <mo stretchy="false">(</mo>
          <mrow>
            <mrow>
              <mo stretchy="false">−</mo>
              <mn>1</mn>
            </mrow>
          </mrow>
          <mo stretchy="false">)</mo>
        </mrow>
        <mi>n</mi>
      </msup>
      <msup>
        <mtext>e</mtext>
        <mrow>
          <msup>
            <mi>x</mi>
            <mn>2</mn>
          </msup>
        </mrow>
      </msup>
      <mfrac>
        <mrow>
          <msup>
            <mtext>d</mtext>
            <mi>n</mi>
          </msup>
        </mrow>
        <mrow>
          <mtext>d</mtext>
          <msup>
            <mi>x</mi>
            <mi>n</mi>
          </msup>
        </mrow>
      </mfrac>
      <msup>
        <mtext>e</mtext>
        <mrow>
          <mrow>
            <mo stretchy="false">−</mo>
            <msup>
              <mi>x</mi>
              <mn>2</mn>
            </msup>
          </mrow>
        </mrow>
      </msup>
    </mrow>
    <annotation encoding="StarMath 5.0">alignc 
H_n (x) `=` (-1)^n "e"^{x^2} {"d" ^n} over {"d" x^n} "e"^{-x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9:17:27.809000000</meta:creation-date>
    <meta:generator>LibreOffice/4.1.4.2$Windows_x86 LibreOffice_project/0a0440ccc0227ad9829de5f46be37cfb6edcf72</meta:generator>
  </office:meta>
</office:document-meta>
</file>